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5.47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134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882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2.214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759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6.708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style:font-style-asian="italic" style:font-style-complex="italic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rectory</text:p>
          </table:table-cell>
          <table:table-cell table:number-columns-repeated="2" office:value-type="string" calcext:value-type="string">
            <text:p>plo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neural_network_type</text:p>
          </table:table-cell>
          <table:table-cell office:value-type="string" calcext:value-type="string">
            <text:p>random_seed</text:p>
          </table:table-cell>
          <table:table-cell office:value-type="string" calcext:value-type="string">
            <text:p>number_generations</text:p>
          </table:table-cell>
          <table:table-cell office:value-type="string" calcext:value-type="string">
            <text:p>trainer_type</text:p>
          </table:table-cell>
          <table:table-cell office:value-type="string" calcext:value-type="string">
            <text:p>number_neurons</text:p>
          </table:table-cell>
          <table:table-cell office:value-type="string" calcext:value-type="string">
            <text:p>delta_t</text:p>
          </table:table-cell>
          <table:table-cell office:value-type="string" calcext:value-type="string">
            <text:p>normalize_input</text:p>
          </table:table-cell>
          <table:table-cell office:value-type="string" calcext:value-type="string">
            <text:p>normalize_input_target</text:p>
          </table:table-cell>
          <table:table-cell office:value-type="string" calcext:value-type="string">
            <text:p>optimize_state_boundaries</text:p>
          </table:table-cell>
          <table:table-cell office:value-type="string" calcext:value-type="string">
            <text:p>clipping_range_max</text:p>
          </table:table-cell>
          <table:table-cell office:value-type="string" calcext:value-type="string">
            <text:p>clipping_range_min</text:p>
          </table:table-cell>
          <table:table-cell office:value-type="string" calcext:value-type="string">
            <text:p>optimize_y0</text:p>
          </table:table-cell>
          <table:table-cell office:value-type="string" calcext:value-type="string">
            <text:p>set_principle_diagonal_elements_of_W_negative</text:p>
          </table:table-cell>
          <table:table-cell office:value-type="string" calcext:value-type="string">
            <text:p>w_mask</text:p>
          </table:table-cell>
          <table:table-cell office:value-type="string" calcext:value-type="string">
            <text:p>w_mask_prob</text:p>
          </table:table-cell>
          <table:table-cell office:value-type="string" calcext:value-type="string">
            <text:p>v_mask</text:p>
          </table:table-cell>
          <table:table-cell office:value-type="string" calcext:value-type="string">
            <text:p>v_mask_prob</text:p>
          </table:table-cell>
          <table:table-cell office:value-type="string" calcext:value-type="string">
            <text:p>t_mask</text:p>
          </table:table-cell>
          <table:table-cell office:value-type="string" calcext:value-type="string">
            <text:p>t_mask_prob</text:p>
          </table:table-cell>
          <table:table-cell office:value-type="string" calcext:value-type="string">
            <text:p>population_siz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keep_env_seed_fixed_during_generation</text:p>
          </table:table-cell>
          <table:table-cell office:value-type="string" calcext:value-type="string">
            <text:p>number_fitness_runs</text:p>
          </table:table-cell>
          <table:table-cell office:value-type="string" calcext:value-type="string">
            <text:p>w_mask_param</text:p>
          </table:table-cell>
          <table:table-cell office:value-type="string" calcext:value-type="string">
            <text:p>v_mask_param</text:p>
          </table:table-cell>
          <table:table-cell office:value-type="string" calcext:value-type="string">
            <text:p>t_mask_param</text:p>
          </table:table-cell>
          <table:table-cell office:value-type="string" calcext:value-type="string">
            <text:p>parameter_perturbations</text:p>
          </table:table-cell>
          <table:table-cell office:value-type="string" calcext:value-type="string">
            <text:p>checkpoint_frequency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office:value-type="string" calcext:value-type="string">
            <text:p>/home/chef/dev/projekte/NeuroEvolution-CTRNN_new/results/data/2020-05-25_11-36-07/plot.png</text:p>
          </table:table-cell>
          <table:table-cell table:formula="of:=HYPERLINK([.E2])" office:value-type="string" office:string-value="/home/chef/dev/projekte/NeuroEvolution-CTRNN_new/results/data/2020-05-25_11-36-07/plot.png" calcext:value-type="string">
            <text:p>/home/chef/dev/projekte/NeuroEvolution-CTRNN_new/results/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office:value-type="string" calcext:value-type="string">
            <text:p>/home/chef/dev/projekte/NeuroEvolution-CTRNN_new/results/data/2020-05-25_19-40-59/plot.png</text:p>
          </table:table-cell>
          <table:table-cell table:formula="of:=HYPERLINK([.E3])" office:value-type="string" office:string-value="/home/chef/dev/projekte/NeuroEvolution-CTRNN_new/results/data/2020-05-25_19-40-59/plot.png" calcext:value-type="string">
            <text:p>/home/chef/dev/projekte/NeuroEvolution-CTRNN_new/results/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office:value-type="string" calcext:value-type="string">
            <text:p>/home/chef/dev/projekte/NeuroEvolution-CTRNN_new/results/data/2020-05-25_12-22-27/plot.png</text:p>
          </table:table-cell>
          <table:table-cell table:formula="of:=HYPERLINK([.E4])" office:value-type="string" office:string-value="/home/chef/dev/projekte/NeuroEvolution-CTRNN_new/results/data/2020-05-25_12-22-27/plot.png" calcext:value-type="string">
            <text:p>/home/chef/dev/projekte/NeuroEvolution-CTRNN_new/results/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office:value-type="string" calcext:value-type="string">
            <text:p>/home/chef/dev/projekte/NeuroEvolution-CTRNN_new/results/data/2020-05-24_12-52-22/plot.png</text:p>
          </table:table-cell>
          <table:table-cell table:formula="of:=HYPERLINK([.E5])" office:value-type="string" office:string-value="/home/chef/dev/projekte/NeuroEvolution-CTRNN_new/results/data/2020-05-24_12-52-22/plot.png" calcext:value-type="string">
            <text:p>/home/chef/dev/projekte/NeuroEvolution-CTRNN_new/results/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office:value-type="string" calcext:value-type="string">
            <text:p>/home/chef/dev/projekte/NeuroEvolution-CTRNN_new/results/data/2020-05-25_18-21-07/plot.png</text:p>
          </table:table-cell>
          <table:table-cell table:formula="of:=HYPERLINK([.E6])" office:value-type="string" office:string-value="/home/chef/dev/projekte/NeuroEvolution-CTRNN_new/results/data/2020-05-25_18-21-07/plot.png" calcext:value-type="string">
            <text:p>/home/chef/dev/projekte/NeuroEvolution-CTRNN_new/results/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office:value-type="string" calcext:value-type="string">
            <text:p>/home/chef/dev/projekte/NeuroEvolution-CTRNN_new/results/data/2020-05-23_14-38-49/plot.png</text:p>
          </table:table-cell>
          <table:table-cell table:formula="of:=HYPERLINK([.E7])" office:value-type="string" office:string-value="/home/chef/dev/projekte/NeuroEvolution-CTRNN_new/results/data/2020-05-23_14-38-49/plot.png" calcext:value-type="string">
            <text:p>/home/chef/dev/projekte/NeuroEvolution-CTRNN_new/results/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office:value-type="string" calcext:value-type="string">
            <text:p>/home/chef/dev/projekte/NeuroEvolution-CTRNN_new/results/data/2020-05-23_16-18-53/plot.png</text:p>
          </table:table-cell>
          <table:table-cell table:formula="of:=HYPERLINK([.E8])" office:value-type="string" office:string-value="/home/chef/dev/projekte/NeuroEvolution-CTRNN_new/results/data/2020-05-23_16-18-53/plot.png" calcext:value-type="string">
            <text:p>/home/chef/dev/projekte/NeuroEvolution-CTRNN_new/results/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office:value-type="string" calcext:value-type="string">
            <text:p>/home/chef/dev/projekte/NeuroEvolution-CTRNN_new/results/data/2020-05-23_19-02-42/plot.png</text:p>
          </table:table-cell>
          <table:table-cell table:formula="of:=HYPERLINK([.E9])" office:value-type="string" office:string-value="/home/chef/dev/projekte/NeuroEvolution-CTRNN_new/results/data/2020-05-23_19-02-42/plot.png" calcext:value-type="string">
            <text:p>/home/chef/dev/projekte/NeuroEvolution-CTRNN_new/results/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office:value-type="string" calcext:value-type="string">
            <text:p>/home/chef/dev/projekte/NeuroEvolution-CTRNN_new/results/data/2020-05-24_10-17-35/plot.png</text:p>
          </table:table-cell>
          <table:table-cell table:formula="of:=HYPERLINK([.E10])" office:value-type="string" office:string-value="/home/chef/dev/projekte/NeuroEvolution-CTRNN_new/results/data/2020-05-24_10-17-35/plot.png" calcext:value-type="string">
            <text:p>/home/chef/dev/projekte/NeuroEvolution-CTRNN_new/results/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office:value-type="string" calcext:value-type="string">
            <text:p>/home/chef/dev/projekte/NeuroEvolution-CTRNN_new/results/data/2020-05-22_16-38-09/plot.png</text:p>
          </table:table-cell>
          <table:table-cell table:formula="of:=HYPERLINK([.E11])" office:value-type="string" office:string-value="/home/chef/dev/projekte/NeuroEvolution-CTRNN_new/results/data/2020-05-22_16-38-09/plot.png" calcext:value-type="string">
            <text:p>/home/chef/dev/projekte/NeuroEvolution-CTRNN_new/results/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048564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0" table:target-range-address="output.A1:output.AMJ1048576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6T00:40:33.562352537</dc:date>
    <meta:editing-duration>PT8M6S</meta:editing-duration>
    <meta:editing-cycles>1</meta:editing-cycles>
    <meta:document-statistic meta:table-count="1" meta:cell-count="341" meta:object-count="0"/>
    <meta:generator>LibreOffice/6.4.3.2$Linux_X86_64 LibreOffice_project/40$Build-2</meta:generator>
  </office:meta>
</office:document-meta>
</file>